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2.172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text-shadow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text-autospace="none">
        <style:tab-stops>
          <style:tab-stop style:position="1.221cm"/>
        </style:tab-stops>
      </style:paragraph-properties>
    </style:style>
    <style:style style:name="P6" style:family="paragraph">
      <style:paragraph-properties fo:text-align="start" style:writing-mode="lr-tb"/>
      <style:text-properties style:font-name="Courier"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Courier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style:writing-mode="lr-tb"/>
      <style:text-properties style:font-name="Courier"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Courier"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PingFang SC" style:font-size-asian="48pt" style:font-style-asian="normal" style:font-weight-asian="normal" style:font-name-complex="Arial Unicode MS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8pt" fo:text-shadow="none" style:font-size-asian="48pt" style:font-size-complex="48pt"/>
    </style:style>
    <style:style style:name="T4" style:family="text">
      <style:text-properties fo:text-shadow="none"/>
    </style:style>
    <style:style style:name="T5" style:family="text">
      <style:text-properties style:font-name="Courier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ourier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Courier"/>
    </style:style>
    <style:style style:name="T13" style:family="text">
      <style:text-properties style:font-name="Courier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Лекц<text:span text:style-name="T1">ія №1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Objective-C </text:span></text:p>
            <text:p text:style-name="P2"><text:span text:style-name="T3">once more implementation </text:span></text:p>
            <text:p text:style-name="P2"><text:span text:style-name="T3">OOP </text:span><text:span text:style-name="T3"><text:line-break/></text:span><text:span text:style-name="T3">on C languag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12.172cm" svg:x="1.4cm" svg:y="0.628cm" presentation:class="title" presentation:user-transformed="true">
          <draw:text-box>
            <text:p text:style-name="P5"><text:span text:style-name="T5">#import &lt;Foundation/Foundation.h&gt;</text:span></text:p>
            <text:p text:style-name="P5"><text:span text:style-name="T5"/></text:p>
            <text:p text:style-name="P5"><text:span text:style-name="T5">int main(int argc, const char * argv[]) {</text:span></text:p>
            <text:p text:style-name="P5"><text:span text:style-name="T5"><text:s text:c="4"/></text:span><text:span text:style-name="T5">@autoreleasepool {</text:span></text:p>
            <text:p text:style-name="P5"><text:span text:style-name="T5"><text:s text:c="8"/></text:span><text:span text:style-name="T5">// insert code here...</text:span></text:p>
            <text:p text:style-name="P5"><text:span text:style-name="T5"><text:s text:c="8"/></text:span><text:span text:style-name="T5">NSLog(@"Hello, World!"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return 0;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473cm" svg:x="1.4cm" svg:y="1.468cm" presentation:class="title" presentation:user-transformed="true">
          <draw:text-box>
            <text:p>C features<text:line-break/></text:p>
          </draw:text-box>
        </draw:frame>
        <draw:frame presentation:style-name="pr6" draw:text-style-name="P1" draw:layer="layout" svg:width="25.199cm" svg:height="9.134cm" svg:x="1.201cm" svg:y="5.866cm" presentation:class="outline" presentation:user-transformed="true">
          <draw:text-box>
            <text:list text:style-name="L2">
              <text:list-item>
                <text:p>PODs: char,int, long, float, double ...</text:p>
              </text:list-item>
              <text:list-item>
                <text:p>Operators: + - * % = ++ ...</text:p>
              </text:list-item>
              <text:list-item>
                <text:p>if, switch, for,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jective-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p><text:span text:style-name="T6">#import, @import — improved #include</text:span></text:p>
            <text:p><text:span text:style-name="T6">BOOL — boolean type: YES, NO</text:span></text:p>
            <text:p><text:span text:style-name="T6"/></text:p>
            <text:p><text:span text:style-name="T7">Calling methods:</text:span></text:p>
            <text:p><text:span text:style-name="T6">[object methodName];</text:span></text:p>
            <text:p><text:span text:style-name="T6">[object methodName:param1 param2Name:param2Value];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NSString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NSString *foo = @"Hello, world!";</text:span></text:p>
                <text:p><text:span text:style-name="T8"/></text:p>
                <text:p><text:span text:style-name="T8">NSString *output = [NSString stringWithFormat:@"You picked %ld", (long)number];</text:span></text:p>
                <text:p><text:span text:style-name="T8"/></text:p>
                <text:p><text:span text:style-name="T8">NSString *output = [[NSString alloc] initWithFormat:@"You picked %ld", (long)number]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String method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ringByReplacingOccurrencesofString</text:p>
              </text:list-item>
              <text:list-item>
                <text:p>stringByAppendingString</text:p>
              </text:list-item>
              <text:list-item>
                <text:p>substringFromIndex</text:p>
              </text:list-item>
              <text:list-item>
                <text:p>integerValue, floatValue, doubleValue, boolValue</text:p>
              </text:list-item>
              <text:list-item>
                <text:p>isEqualToSt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Data types: NSMutableString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NSMutableString *first = [@"My string" mutableCopy];</text:span></text:p>
                <text:p><text:span text:style-name="T8"/></text:p>
                <text:p><text:span text:style-name="T8">NSString *second = [first copy]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NSNUmber</text:p>
          </draw:text-box>
        </draw:frame>
        <draw:frame presentation:style-name="pr6" draw:text-style-name="P10" draw:layer="layout" svg:width="25.199cm" svg:height="11.134cm" svg:x="1.401cm" svg:y="3.066cm" presentation:class="outline" presentation:user-transformed="true">
          <draw:text-box>
            <text:list text:style-name="L2">
              <text:list-header>
                <text:p><text:span text:style-name="T9">NSInteger, NSUInteger — macroses for int, unsigned</text:span></text:p>
                <text:p><text:span text:style-name="T9"><text:line-break/></text:span><text:span text:style-name="T9">NSNumber — an object for storing numbers</text:span></text:p>
                <text:p><text:span text:style-name="T9"/></text:p>
                <text:p><text:span text:style-name="T9">NSNumber *ten = [NSNumber numberWithInteger:10];</text:span></text:p>
                <text:p><text:span text:style-name="T9">float floatTen = [ten floatValue];</text:span></text:p>
                <text:p><text:span text:style-name="T9"/></text:p>
                <text:p><text:span text:style-name="T9">NSNumber *integerTen = @10;</text:span></text:p>
                <text:p><text:span text:style-name="T9">NSNumber *booleanTrue = @YES;</text:span></text:p>
                <text:p><text:span text:style-name="T9">NSNumber *doublePi = @M_PI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Array</text:p>
          </draw:text-box>
        </draw:frame>
        <draw:frame presentation:style-name="pr6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header>
                <text:p><text:span text:style-name="T8">NSArray *words = [NSArray arrayWithObjects:@"one”, @”two”, @”three”, nil];</text:span></text:p>
                <text:p text:style-name="P11"><text:span text:style-name="T8">NSArray *words = @[@"one”, @”two”, @”three”];</text:span></text:p>
                <text:p text:style-name="P11"><text:span text:style-name="T8">NSLog(@”Words: %@, %@”, [words objectAtIndex:0], words[0]);</text:span></text:p>
                <text:p text:style-name="P11"><text:span text:style-name="T8">for(NSString *w in words) {</text:span></text:p>
                <text:p text:style-name="P11"><text:span text:style-name="T8"><text:s text:c="4"/></text:span><text:span text:style-name="T8">NSLog(@”Word: %@”, w);</text:span></text:p>
                <text:p text:style-name="P11"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Array</text:p>
          </draw:text-box>
        </draw:frame>
        <draw:frame presentation:style-name="pr6" draw:text-style-name="P1" draw:layer="layout" svg:width="25.199cm" svg:height="10.915cm" svg:x="0.801cm" svg:y="3.685cm" presentation:class="outline" presentation:user-transformed="true">
          <draw:text-box>
            <text:list text:style-name="L2">
              <text:list-item>
                <text:p><text:span text:style-name="T9">count:</text:span></text:p>
              </text:list-item>
              <text:list-item>
                <text:p><text:span text:style-name="T9">indexOfObject:</text:span></text:p>
              </text:list-item>
              <text:list-item>
                <text:p><text:span text:style-name="T9">objectAtIndex:</text:span></text:p>
              </text:list-item>
              <text:list-item>
                <text:p><text:span text:style-name="T9">componentsJoinedByString:</text:span></text:p>
                <text:p><text:span text:style-name="T10">NSMutableArray *mWords = [words mutableCopy];</text:span></text:p>
              </text:list-item>
              <text:list-item>
                <text:p><text:span text:style-name="T9">insertObject:atIndex:</text:span></text:p>
              </text:list-item>
              <text:list-item>
                <text:p><text:span text:style-name="T9">removeObjectAtIndex:</text:span></text:p>
              </text:list-item>
              <text:list-item>
                <text:p><text:span text:style-name="T9">removeAllObjec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ta types: Array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NSArray *sorted = [words</text:span></text:p>
                <text:p><text:span text:style-name="T8">sortedArrayUsingSelector:@selector(compare:)];</text:span></text:p>
                <text:p><text:span text:style-name="T8"/></text:p>
              </text:list-header>
              <text:list-item>
                <text:p><text:span text:style-name="T8">makeObjectsPerformSelector</text:span></text:p>
              </text:list-item>
              <text:list-item>
                <text:p><text:span text:style-name="T8">enumerateObjectsUsingBlock</text:span></text:p>
              </text:list-item>
              <text:list-item>
                <text:p><text:span text:style-name="T8">filteredArrayUsingPredic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types: Dictionary</text:p>
          </draw:text-box>
        </draw:frame>
        <draw:frame presentation:style-name="pr6" draw:text-style-name="P8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><text:span text:style-name="T8">NSDictionary *ships = @{</text:span></text:p>
                <text:p><text:span text:style-name="T8">@"Serenity": @"Firefly",</text:span></text:p>
                <text:p><text:span text:style-name="T8">@"Enterprise": @"Star Trek",</text:span></text:p>
                <text:p><text:span text:style-name="T8">@"Executor": @"Star Wars"};</text:span></text:p>
                <text:p><text:span text:style-name="T8"/></text:p>
                <text:p><text:span text:style-name="T11">dictionaryWithObjectsAndKeys</text:span></text:p>
                <text:p><text:span text:style-name="T8"/></text:p>
                <text:p><text:span text:style-name="T8">for (NSString *key in ships) {</text:span></text:p>
                <text:list>
                  <text:list-header>
                    <text:p><text:span text:style-name="T8">NSLog(@"The ship %@ features in %@", key, ships[key]);</text:span></text:p>
                  </text:list-header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Data types: Set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p>NSSet, NSCountedSet, NSMutableSet</text:p>
            <text:p/>
            <text:p><text:span text:style-name="T12">NSSet *odd = [NSSet <text:s text:c="4"/>setWithObjects:@1, @3, @5, @7, @9, <text:s text:c="2"/>nil]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Object</text:p>
          </draw:text-box>
        </draw:frame>
        <draw:frame presentation:style-name="pr6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>NSObject — the universal base class</text:p>
                <text:p/>
              </text:list-header>
              <text:list-item>
                <text:p>isKindOfClass</text:p>
              </text:list-item>
              <text:list-item>
                <text:p>conformsToProtocol</text:p>
              </text:list-item>
              <text:list-item>
                <text:p>respondsToSelector</text:p>
              </text:list-item>
              <text:list-item>
                <text:p>performSelector</text:p>
                <text:p/>
                <text:p>id — any Objective-C object</text:p>
                <text:p>instancetype - an instance of this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ocks</text:p>
          </draw:text-box>
        </draw:frame>
        <draw:frame presentation:style-name="pr6" draw:text-style-name="P12" draw:layer="layout" svg:width="25.199cm" svg:height="11.115cm" svg:x="1.4cm" svg:y="3.685cm" presentation:class="outline" presentation:user-transformed="true">
          <draw:text-box>
            <text:p text:style-name="P9"><text:span text:style-name="T13">http://fuckingblocksyntax.com/</text:span></text:p>
            <text:p><text:span text:style-name="T13">void (^printHello)(void) = ^{</text:span></text:p>
            <text:p><text:span text:style-name="T13"><text:s text:c="3"/></text:span><text:span text:style-name="T13">NSLog(@"Hello!");</text:span></text:p>
            <text:p><text:span text:style-name="T13">};</text:span></text:p>
            <text:p><text:span text:style-name="T13">printHello();</text:span></text:p>
            <text:p><text:span text:style-name="T13"/></text:p>
            <text:p><text:span text:style-name="T13">NSString *name = @"Zaphod";</text:span></text:p>
            <text:p text:style-name="P11"><text:span text:style-name="T13">void (^printHello)(void) = ^{</text:span></text:p>
            <text:p text:style-name="P11"><text:span text:style-name="T13"><text:s text:c="3"/></text:span><text:span text:style-name="T13">NSLog(@"Hello, %@", name);</text:span></text:p>
            <text:p text:style-name="P11"><text:span text:style-name="T13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ocks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p text:style-name="P13"><text:span text:style-name="T8">NSInteger __block number = 0;</text:span></text:p>
            <text:p text:style-name="P13"><text:span text:style-name="T8">NSString* (^meaningOfLife)(void) = ^{</text:span></text:p>
            <text:p text:style-name="P13"><text:span text:style-name="T8">number = 42;</text:span></text:p>
            <text:p text:style-name="P13"><text:span text:style-name="T8">return [NSString stringWithFormat:@"The answer is <text:s text:c="4"/>%ld.", number];</text:span></text:p>
            <text:p text:style-name="P13"><text:span text:style-name="T8">};</text:span></text:p>
            <text:p text:style-name="P13"><text:span text:style-name="T8">NSLog(@"%@", meaningOfLife(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18T22:58:58.263465518</meta:creation-date>
    <dc:date>2022-03-21T14:28:00.504750410</dc:date>
    <meta:editing-duration>P1DT11H15M37S</meta:editing-duration>
    <meta:editing-cycles>21</meta:editing-cycles>
    <meta:generator>LibreOffice/7.1.3.2$MacOSX_X86_64 LibreOffice_project/47f78053abe362b9384784d31a6e56f8511eb1c1</meta:generator>
    <meta:document-statistic meta:object-count="84"/>
  </office:meta>
</office:document-meta>
</file>